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8909in" fo:break-before="auto" style:use-optimal-row-height="false"/>
    </style:style>
    <style:style style:name="ro27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3" table:default-cell-style-name="ce45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0">
            <text:p>0</text:p>
          </table:table-cell>
          <table:table-cell table:style-name="ce59" table:formula="of:=COUNTIF([.N$7:.N$1001];[.$K1])" office:value-type="float" office:value="0">
            <text:p>0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0">
            <text:p>0</text:p>
          </table:table-cell>
          <table:table-cell table:style-name="ce59" table:formula="of:=COUNTIF([.N$7:.N$1001];[.$K2])" office:value-type="float" office:value="0">
            <text:p>0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style-name="ce61" office:value-type="string">
            <text:p>Tester</text:p>
          </table:table-cell>
          <table:table-cell table:style-name="ce61">
            <text:p>Tester</text:p>
          </table:table-cell>
          <table:table-cell table:style-name="ce62">
            <text:p>IE7</text:p>
          </table:table-cell>
          <table:table-cell table:style-name="ce62">
            <text:p>FireFox3.5</text:p>
          </table:table-cell>
          <table:table-cell table:style-name="ce62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1.00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</text:span><text:span text:style-name="T6">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on 1 category and </text:span><text:span text:style-name="T7">select Move</text:span></text:p>
            <text:p><text:span text:style-name="T7">- Choose destination 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</text:span><text:span text:style-name="T8">select Import</text:span></text:p>
            <text:p><text:span text:style-name="T8">- Choose the 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</text:span><text:span text:style-name="T7">select Delete</text:span></text:p>
            <text:p><text:span text:style-name="T4">Move Question</text:span></text:p>
            <text:p><text:span text:style-name="T9">- Right click on question and select </text:span><text:span text:style-name="T9">Move to </text:span></text:p>
            <text:p><text:span text:style-name="T9">- Select destination 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</text:span><text:span text:style-name="T8">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</text:span><text:span text:style-name="T8">question</text:span></text:p>
            <text:p><text:span text:style-name="T8">- Click Activate icon on inactivate </text:span><text:span text:style-name="T8">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</text:span><text:span text:style-name="T8">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</text:span><text:span text:style-name="T8">Delete</text:span></text:p>
            <text:p><text:span text:style-name="T8">- Click OK on confirm 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</text:span><text:span text:style-name="T10">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</text:span><text:span text:style-name="T11">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</text:span><text:span text:style-name="T8">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</text:span><text:span text:style-name="T8">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</text:span><text:span text:style-name="T8">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ha.khuat</text:p>
          </table:table-cell>
          <table:table-cell table:style-name="ce40" table:number-columns-repeated="8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</text:span><text:span text:style-name="T10">action</text:span></text:p>
            <text:p><text:span text:style-name="T10">- Input data valid for Title page and </text:span><text:span text:style-name="T10">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</text:span><text:span text:style-name="T18">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</text:span><text:span text:style-name="T17">action</text:span></text:p>
            <text:p><text:span text:style-name="T17">- Click on </text:span><text:span text:style-name="T16">Rich Text <text:s/>Editor </text:span><text:span text:style-name="T17">icon in </text:span><text:span text:style-name="T17">toolbar</text:span></text:p>
            <text:p><text:span text:style-name="T17">- Input data valid for Title page and </text:span><text:span text:style-name="T17">Page's content</text:span></text:p>
            <text:p><text:span text:style-name="T17">- Insert image, link, table and </text:span><text:span text:style-name="T17">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</text:span><text:span text:style-name="T23">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corresponding </text:span><text:span text:style-name="T10">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Move </text:span><text:span text:style-name="T10">action in menu</text:span></text:p>
            <text:p><text:span text:style-name="T10">- In Move form: Select 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Watch/Unwa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Search screen by executing </text:span><text:span text:style-name="T8">quick search</text:span></text:p>
            <text:p><text:span text:style-name="T8">- In Search screen</text:span><text:span text:style-name="T11"> form: input </text:span><text:span text:style-name="T11">keyword, select space in drop </text:span><text:span text:style-name="T11">down list and click 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top right and </text:span><text:span text:style-name="T10">select </text:span><text:span text:style-name="T13">Space Settings </text:span><text:span text:style-name="T10">action</text:span></text:p>
            <text:p><text:span text:style-name="T10">- Click Template link, Search </text:span><text:span text:style-name="T10">Template</text:span></text:p>
            <text:p><text:span text:style-name="T10">- Add more Template</text:span></text:p>
            <text:p><text:span text:style-name="T10">- Preview Template</text:span></text:p>
            <text:p><text:span text:style-name="T10">- Delete 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Permissions link</text:span></text:p>
            <text:p><text:span text:style-name="T10">- Add Permissions</text:span></text:p>
            <text:p><text:span text:style-name="T10">- Edit Permissions</text:span></text:p>
            <text:p><text:span text:style-name="T10">- Delete 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</table:table>
      <table:table table:name="Summary_Report" table:style-name="ta1" table:print="false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82"/>
        <table:table-column table:style-name="co3" table:default-cell-style-name="ce82"/>
        <table:table-column table:style-name="co19" table:default-cell-style-name="ce85"/>
        <table:table-column table:style-name="co20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6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table:style-name="ce68" office:value-type="string">
            <text:p>SNF_KS_ANS_CA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Manage Category(Add/Edit/Delete/Move)</text:p>
          </table:table-cell>
          <table:table-cell table:style-name="ce72" office:value-type="string">
            <text:p>Add new category and do basic actions in category</text:p>
          </table:table-cell>
          <table:table-cell table:style-name="ce78" table:formula="of:=SUMPRODUCT(([SniffTest.B$5:SniffTest.B$1009]=[.$A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7">
          <table:table-cell table:style-name="ce68" office:value-type="string">
            <text:p>SNF_KS_ANS_CAT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Drag and Drop category</text:p>
          </table:table-cell>
          <table:table-cell table:style-name="ce72" office:value-type="string">
            <text:p>Drag and drop a category to destination category</text:p>
          </table:table-cell>
          <table:table-cell table:style-name="ce78" table:formula="of:=SUMPRODUCT(([SniffTest.B$5:SniffTest.B$1009]=[.$A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table:style-name="ce68" office:value-type="string">
            <text:p>SNF_KS_ANS_CAT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Export/Import category</text:p>
          </table:table-cell>
          <table:table-cell table:style-name="ce72" office:value-type="string">
            <text:p>Export a category and then import them to Answer portlet</text:p>
          </table:table-cell>
          <table:table-cell table:style-name="ce78" table:formula="of:=SUMPRODUCT(([SniffTest.B$5:SniffTest.B$1009]=[.$A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table:style-name="ce68" office:value-type="string">
            <text:p>SNF_KS_ANS_CAT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Watch/Unwatch category</text:p>
          </table:table-cell>
          <table:table-cell table:style-name="ce72" office:value-type="string">
            <text:p>Watch category by email address registered</text:p>
          </table:table-cell>
          <table:table-cell table:style-name="ce78" table:formula="of:=SUMPRODUCT(([SniffTest.B$5:SniffTest.B$1009]=[.$A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table:style-name="ce68"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Basic action on question(Add/Edit/Delete/Move)</text:p>
          </table:table-cell>
          <table:table-cell table:style-name="ce72" office:value-type="string">
            <text:p>Add new question and do basic actions in question</text:p>
          </table:table-cell>
          <table:table-cell table:style-name="ce78" table:formula="of:=SUMPRODUCT(([SniffTest.B$5:SniffTest.B$1009]=[.$A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Vote question</text:p>
          </table:table-cell>
          <table:table-cell table:style-name="ce72" office:value-type="string">
            <text:p>Vote question by select star</text:p>
          </table:table-cell>
          <table:table-cell table:style-name="ce78" table:formula="of:=SUMPRODUCT(([SniffTest.B$5:SniffTest.B$1009]=[.$A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Send to friend</text:p>
          </table:table-cell>
          <table:table-cell table:style-name="ce72" office:value-type="string">
            <text:p>Send question to an email address</text:p>
          </table:table-cell>
          <table:table-cell table:style-name="ce78" table:formula="of:=SUMPRODUCT(([SniffTest.B$5:SniffTest.B$1009]=[.$A1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Manage Question</text:p>
          </table:table-cell>
          <table:table-cell table:style-name="ce72" office:value-type="string">
            <text:p>Active/Inactive, Approve/Disapprove question</text:p>
          </table:table-cell>
          <table:table-cell table:style-name="ce78" table:formula="of:=SUMPRODUCT(([SniffTest.B$5:SniffTest.B$1009]=[.$A1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Basic action on answer (Add/Edit/Delete)</text:p>
          </table:table-cell>
          <table:table-cell table:style-name="ce72" office:value-type="string">
            <text:p>View question details</text:p>
          </table:table-cell>
          <table:table-cell table:style-name="ce78" table:formula="of:=SUMPRODUCT(([SniffTest.B$5:SniffTest.B$1009]=[.$A1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Rate/Sort answers</text:p>
          </table:table-cell>
          <table:table-cell table:style-name="ce72" office:value-type="string">
            <text:p>Add answer into question and do basic actions in answer</text:p>
          </table:table-cell>
          <table:table-cell table:style-name="ce78" table:formula="of:=SUMPRODUCT(([SniffTest.B$5:SniffTest.B$1009]=[.$A1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Activate/Approve answer</text:p>
          </table:table-cell>
          <table:table-cell table:style-name="ce72" office:value-type="string">
            <text:p>Active/Inactive, Approve/Disapprove answer</text:p>
          </table:table-cell>
          <table:table-cell table:style-name="ce78" table:formula="of:=SUMPRODUCT(([SniffTest.B$5:SniffTest.B$1009]=[.$A1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ANS_ANS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omment</text:p>
          </table:table-cell>
          <table:table-cell table:style-name="ce74" office:value-type="string">
            <text:p>Manage Comment in Question (Add/Edit/Delete/Promote)</text:p>
          </table:table-cell>
          <table:table-cell table:style-name="ce72" office:value-type="string">
            <text:p>Add comment into question and do basic actions in comment</text:p>
          </table:table-cell>
          <table:table-cell table:style-name="ce78" table:formula="of:=SUMPRODUCT(([SniffTest.B$5:SniffTest.B$1009]=[.$A1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Search category/question by quick search</text:p>
          </table:table-cell>
          <table:table-cell table:style-name="ce78" table:formula="of:=SUMPRODUCT(([SniffTest.B$5:SniffTest.B$1009]=[.$A1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Search category/question by advanced search search</text:p>
          </table:table-cell>
          <table:table-cell table:style-name="ce78" table:formula="of:=SUMPRODUCT(([SniffTest.B$5:SniffTest.B$1009]=[.$A1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portlet Setting</text:p>
          </table:table-cell>
          <table:table-cell table:style-name="ce74" office:value-type="string">
            <text:p>Setting Answer portlet</text:p>
          </table:table-cell>
          <table:table-cell table:style-name="ce72" office:value-type="string">
            <text:p>Setting answer portlet from edit mode</text:p>
          </table:table-cell>
          <table:table-cell table:style-name="ce78" table:formula="of:=SUMPRODUCT(([SniffTest.B$5:SniffTest.B$1009]=[.$A1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Basic action on Category(Add/Edit/Delete)</text:p>
          </table:table-cell>
          <table:table-cell table:style-name="ce72" office:value-type="string">
            <text:p>Add new category in forum and do basic actions in category</text:p>
          </table:table-cell>
          <table:table-cell table:style-name="ce78" table:formula="of:=SUMPRODUCT(([SniffTest.B$5:SniffTest.B$1009]=[.$A1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Import/Export category &amp; forum</text:p>
          </table:table-cell>
          <table:table-cell table:style-name="ce72" office:value-type="string">
            <text:p>Export a category and then import them to Forum portlet</text:p>
          </table:table-cell>
          <table:table-cell table:style-name="ce78" table:formula="of:=SUMPRODUCT(([SniffTest.B$5:SniffTest.B$1009]=[.$A2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FOR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Basic action on Forum(Add/Edit/Delete/Move)</text:p>
          </table:table-cell>
          <table:table-cell table:style-name="ce72" office:value-type="string">
            <text:p>Add new Forum and do basic actions in Forum</text:p>
          </table:table-cell>
          <table:table-cell table:style-name="ce78" table:formula="of:=SUMPRODUCT(([SniffTest.B$5:SniffTest.B$1009]=[.$A2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FOR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More action on Forum(Lock/Unlock/Open/Close)</text:p>
          </table:table-cell>
          <table:table-cell table:style-name="ce72" office:value-type="string">
            <text:p>- Lock/Unlock a forum</text:p>
            <text:p>- Close/Open a forum</text:p>
          </table:table-cell>
          <table:table-cell table:style-name="ce78" table:formula="of:=SUMPRODUCT(([SniffTest.B$5:SniffTest.B$1009]=[.$A2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Basic action on Topic (Add/Edit/Delete/Move)</text:p>
          </table:table-cell>
          <table:table-cell table:style-name="ce72" office:value-type="string">
            <text:p>Add new Topic and do basic actions in Topic</text:p>
          </table:table-cell>
          <table:table-cell table:style-name="ce78" table:formula="of:=SUMPRODUCT(([SniffTest.B$5:SniffTest.B$1009]=[.$A2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TOP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ore action on Topic</text:p>
          </table:table-cell>
          <table:table-cell table:style-name="ce72" office:value-type="string">
            <text:p>Do other actions in topic as close/open, merge, split, stick/unstick...</text:p>
          </table:table-cell>
          <table:table-cell table:style-name="ce78" table:formula="of:=SUMPRODUCT(([SniffTest.B$5:SniffTest.B$1009]=[.$A2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3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Tag for topic</text:p>
          </table:table-cell>
          <table:table-cell table:style-name="ce72" office:value-type="string">
            <text:p>Add tag for topic, Auto-suggest tag, untag </text:p>
          </table:table-cell>
          <table:table-cell table:style-name="ce78" table:formula="of:=SUMPRODUCT(([SniffTest.B$5:SniffTest.B$1009]=[.$A2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4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Rate topic</text:p>
          </table:table-cell>
          <table:table-cell table:style-name="ce72" office:value-type="string">
            <text:p>Rate topic by selecting stars</text:p>
          </table:table-cell>
          <table:table-cell table:style-name="ce78" table:formula="of:=SUMPRODUCT(([SniffTest.B$5:SniffTest.B$1009]=[.$A2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1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TOP_05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anage Poll in topic</text:p>
          </table:table-cell>
          <table:table-cell table:style-name="ce72" office:value-type="string">
            <text:p>- Add/edit/close/remove poll in topic</text:p>
          </table:table-cell>
          <table:table-cell table:style-name="ce78" table:formula="of:=SUMPRODUCT(([SniffTest.B$5:SniffTest.B$1009]=[.$A2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POS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Post</text:p>
          </table:table-cell>
          <table:table-cell table:style-name="ce74" office:value-type="string">
            <text:p>Basic action on Post </text:p>
          </table:table-cell>
          <table:table-cell table:style-name="ce72" office:value-type="string">
            <text:p>Add new post reply and do basic action in it</text:p>
          </table:table-cell>
          <table:table-cell table:style-name="ce78" table:formula="of:=SUMPRODUCT(([SniffTest.B$5:SniffTest.B$1009]=[.$A2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A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perform quick search category/forum/topic</text:p>
          </table:table-cell>
          <table:table-cell table:style-name="ce78" table:formula="of:=SUMPRODUCT(([SniffTest.B$5:SniffTest.B$1009]=[.$A2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SEA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Perform advanced search in category/forum/topic</text:p>
          </table:table-cell>
          <table:table-cell table:style-name="ce78" table:formula="of:=SUMPRODUCT(([SniffTest.B$5:SniffTest.B$1009]=[.$A3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PRI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Private message</text:p>
          </table:table-cell>
          <table:table-cell table:style-name="ce72" office:value-type="string">
            <text:p>Send private message to users in system</text:p>
          </table:table-cell>
          <table:table-cell table:style-name="ce78" table:formula="of:=SUMPRODUCT(([SniffTest.B$5:SniffTest.B$1009]=[.$A3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OO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Bookmark</text:p>
          </table:table-cell>
          <table:table-cell table:style-name="ce74" office:value-type="string">
            <text:p>Bookmark </text:p>
          </table:table-cell>
          <table:table-cell table:style-name="ce72" office:value-type="string">
            <text:p>Get book of category/forum/topic</text:p>
          </table:table-cell>
          <table:table-cell table:style-name="ce78" table:formula="of:=SUMPRODUCT(([SniffTest.B$5:SniffTest.B$1009]=[.$A3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558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W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Watch/Unwatch</text:p>
          </table:table-cell>
          <table:table-cell table:style-name="ce74" office:value-type="string">
            <text:p>Watch&amp;Unwatch category/forum/topic</text:p>
          </table:table-cell>
          <table:table-cell table:style-name="ce72" office:value-type="string">
            <text:p>Watch/unwatch category/forum/topic by email address</text:p>
          </table:table-cell>
          <table:table-cell table:style-name="ce78" table:formula="of:=SUMPRODUCT(([SniffTest.B$5:SniffTest.B$1009]=[.$A3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USE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Setting</text:p>
          </table:table-cell>
          <table:table-cell table:style-name="ce72" office:value-type="string">
            <text:p>Setting properties in forum by user</text:p>
          </table:table-cell>
          <table:table-cell table:style-name="ce78" table:formula="of:=SUMPRODUCT(([SniffTest.B$5:SniffTest.B$1009]=[.$A3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M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management</text:p>
          </table:table-cell>
          <table:table-cell table:style-name="ce72" office:value-type="string">
            <text:p>Setting properties for each users by administrator</text:p>
          </table:table-cell>
          <table:table-cell table:style-name="ce78" table:formula="of:=SUMPRODUCT(([SniffTest.B$5:SniffTest.B$1009]=[.$A3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BC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Manage BB code</text:p>
          </table:table-cell>
          <table:table-cell table:style-name="ce72" office:value-type="string">
            <text:p>Add/edit/delete/active BB code</text:p>
          </table:table-cell>
          <table:table-cell table:style-name="ce78" table:formula="of:=SUMPRODUCT(([SniffTest.B$5:SniffTest.B$1009]=[.$A3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Ban IP</text:p>
          </table:table-cell>
          <table:table-cell table:style-name="ce72" office:value-type="string">
            <text:p>Add IP Ban by administrator</text:p>
          </table:table-cell>
          <table:table-cell table:style-name="ce78" table:formula="of:=SUMPRODUCT(([SniffTest.B$5:SniffTest.B$1009]=[.$A3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tting Forum portlet</text:p>
          </table:table-cell>
          <table:table-cell table:style-name="ce74" office:value-type="string">
            <text:p>Setting Forum portlet</text:p>
          </table:table-cell>
          <table:table-cell table:style-name="ce72" office:value-type="string">
            <text:p>Setting properties for Forum portlet </text:p>
          </table:table-cell>
          <table:table-cell table:style-name="ce78" table:formula="of:=SUMPRODUCT(([SniffTest.B$5:SniffTest.B$1009]=[.$A3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BRS_01</text:p>
          </table:table-cell>
          <table:table-cell table:style-name="ce71" office:value-type="string">
            <text:p>FAQ</text:p>
          </table:table-cell>
          <table:table-cell table:number-columns-repeated="2" table:style-name="ce74" office:value-type="string">
            <text:p>Browse Category/Sub-category</text:p>
          </table:table-cell>
          <table:table-cell table:style-name="ce72" office:value-type="string">
            <text:p>Browse category/sub category that added from Answer portlet by FAQ</text:p>
          </table:table-cell>
          <table:table-cell table:style-name="ce78" table:formula="of:=SUMPRODUCT(([SniffTest.B$5:SniffTest.B$1009]=[.$A3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VIE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table:style-name="ce74" office:value-type="string">
            <text:p>View question detail</text:p>
            <text:p/>
          </table:table-cell>
          <table:table-cell table:style-name="ce72" office:value-type="string">
            <text:p>View content of question in FAQ portlet</text:p>
          </table:table-cell>
          <table:table-cell table:style-name="ce78" table:formula="of:=SUMPRODUCT(([SniffTest.B$5:SniffTest.B$1009]=[.$A4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AQ_SET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Setting FAQ portlet</text:p>
          </table:table-cell>
          <table:table-cell table:style-name="ce74" office:value-type="string">
            <text:p>Setting FAQ portlet</text:p>
          </table:table-cell>
          <table:table-cell table:style-name="ce72" office:value-type="string">
            <text:p>Setting properties of FAQ</text:p>
          </table:table-cell>
          <table:table-cell table:style-name="ce78" table:formula="of:=SUMPRODUCT(([SniffTest.B$5:SniffTest.B$1009]=[.$A4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table:style-name="ce72" office:value-type="string">
            <text:p>Basic action on plan text page</text:p>
          </table:table-cell>
          <table:table-cell table:style-name="ce78" table:formula="of:=SUMPRODUCT(([SniffTest.B$5:SniffTest.B$1009]=[.$A4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table:style-name="ce72" office:value-type="string">
            <text:p>Basic action on rich text page</text:p>
          </table:table-cell>
          <table:table-cell table:style-name="ce78" table:formula="of:=SUMPRODUCT(([SniffTest.B$5:SniffTest.B$1009]=[.$A4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3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table:style-name="ce72" office:value-type="string">
            <text:p>Edit paragraph in page</text:p>
          </table:table-cell>
          <table:table-cell table:style-name="ce78" table:formula="of:=SUMPRODUCT(([SniffTest.B$5:SniffTest.B$1009]=[.$A4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4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table:style-name="ce72" office:value-type="string">
            <text:p>Rename a page</text:p>
          </table:table-cell>
          <table:table-cell table:style-name="ce78" table:formula="of:=SUMPRODUCT(([SniffTest.B$5:SniffTest.B$1009]=[.$A4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5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table:style-name="ce72" office:value-type="string">
            <text:p>Move page to other destination</text:p>
          </table:table-cell>
          <table:table-cell table:style-name="ce78" table:formula="of:=SUMPRODUCT(([SniffTest.B$5:SniffTest.B$1009]=[.$A4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6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table:style-name="ce72" office:value-type="string">
            <text:p>Watch/unwatch a page</text:p>
          </table:table-cell>
          <table:table-cell table:style-name="ce78" table:formula="of:=SUMPRODUCT(([SniffTest.B$5:SniffTest.B$1009]=[.$A4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7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table:style-name="ce72" office:value-type="string">
            <text:p>Manage attachment on page</text:p>
          </table:table-cell>
          <table:table-cell table:style-name="ce78" table:formula="of:=SUMPRODUCT(([SniffTest.B$5:SniffTest.B$1009]=[.$A4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8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table:style-name="ce72" office:value-type="string">
            <text:p>View page info</text:p>
          </table:table-cell>
          <table:table-cell table:style-name="ce78" table:formula="of:=SUMPRODUCT(([SniffTest.B$5:SniffTest.B$1009]=[.$A4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table:style-name="ce72" office:value-type="string">
            <text:p>Quick search </text:p>
          </table:table-cell>
          <table:table-cell table:style-name="ce78" table:formula="of:=SUMPRODUCT(([SniffTest.B$5:SniffTest.B$1009]=[.$A5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table:style-name="ce72" office:value-type="string">
            <text:p>Advanced search</text:p>
          </table:table-cell>
          <table:table-cell table:style-name="ce78" table:formula="of:=SUMPRODUCT(([SniffTest.B$5:SniffTest.B$1009]=[.$A5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T_01</text:p>
          </table:table-cell>
          <table:table-cell table:style-name="ce71"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table:style-name="ce72" office:value-type="string">
            <text:p>Setting for space</text:p>
          </table:table-cell>
          <table:table-cell table:style-name="ce78" table:formula="of:=SUMPRODUCT(([SniffTest.B$5:SniffTest.B$1009]=[.$A5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 office:value-type="string">
            <text:p>Update Source Code: Merge Space Setting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6:0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Minh Nguyen</meta:initial-creator>
    <meta:creation-date>2008-12-16T22:10:12</meta:creation-date>
    <dc:creator>exoplatform </dc:creator>
    <dc:date>2012-03-09T16:09:21</dc:date>
    <meta:printed-by>Thanh Cong Nguyen</meta:printed-by>
    <meta:print-date>2009-03-06T17:07:42</meta:print-date>
    <dc:language>en-US</dc:language>
    <meta:editing-cycles>257</meta:editing-cycles>
    <meta:editing-duration>P9DT6H12M15S</meta:editing-duration>
    <meta:document-statistic meta:table-count="3" meta:cell-count="1067" meta:object-count="0"/>
    <meta:user-defined meta:name="Info 1"/>
    <meta:user-defined meta:name="Info 2"/>
    <meta:user-defined meta:name="Info 3"/>
    <meta:user-defined meta:name="Info 4"/>
  </office:meta>
</office:document-meta>
</file>